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"No, we were keeping lookout exactly as
ordered..."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~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~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~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~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"don't feel like making any more"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~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~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~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~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3+02:00</meta:creation-date>
    <dc:date>2020-03-29T12:11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